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59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b7e1cd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QT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.</text:p>
          </table:table-cell>
          <table:table-cell table:style-name="ce2" office:value-type="string" calcext:value-type="string">
            <text:p>Pro Micro Arduino compatibility 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EUR" office:value="3.7" calcext:value-type="currency">
            <text:p>3.70 €</text:p>
          </table:table-cell>
          <table:table-cell table:style-name="ce10" table:number-matrix-columns-spanned="1" table:number-matrix-rows-spanned="31" table:formula="of:=[.C2:.C32] * [.D2:.D32]" office:value-type="currency" office:currency="EUR" office:value="3.7" calcext:value-type="currency">
            <text:p>3.70 €</text:p>
          </table:table-cell>
          <table:table-cell table:style-name="ce2" office:value-type="string" calcext:value-type="string">
            <text:p>Ebay</text:p>
          </table:table-cell>
          <table:table-cell table:style-name="ce14" office:value-type="string" calcext:value-type="string">
            <text:p><text:a xlink:href="http://www.ebay.com/itm/New-Pro-Micro-ATmega32U4-5V-16MHz-Replace-ATmega328-Arduino-Pro-Mini-/140972980117?hash=item20d2a4f795:g:ch4AAOSwRgJXiEQu" xlink:type="simple">http://www.ebay.com/itm/New-Pro-Micro-ATmega32U4-5V-16MHz-Replace-ATmega328-Arduino-Pro-Mini-/140972980117?hash=item20d2a4f795:g:ch4AAOSwRgJXiEQu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Details: <text:s/>MCU 5V/16MHz with an ATmega32U4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covered-table-cell/>
          <table:table-cell table:style-name="ce14"/>
          <table:table-cell table:number-columns-repeated="1017"/>
        </table:table-row>
        <table:table-row table:style-name="ro1">
          <table:table-cell table:style-name="ce1" office:value-type="string" calcext:value-type="string">
            <text:p>2.</text:p>
          </table:table-cell>
          <table:table-cell table:style-name="ce5" office:value-type="string" calcext:value-type="string">
            <text:p>XBee Pro S1, Maker seedstudio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EUR" office:value="31.63" calcext:value-type="currency">
            <text:p>31.63 €</text:p>
          </table:table-cell>
          <table:table-cell table:style-name="ce10" office:value-type="currency" office:currency="EUR" office:value="31.63" calcext:value-type="currency">
            <text:p>31.63 €</text:p>
          </table:table-cell>
          <table:table-cell table:style-name="ce2" office:value-type="string" calcext:value-type="string">
            <text:p>Ebay</text:p>
          </table:table-cell>
          <table:table-cell table:style-name="ce14" office:value-type="string" calcext:value-type="string">
            <text:p><text:a xlink:href="http://www.ebay.com/itm/XBee-Pro-PCB-Antenna-S1-DigiMesh-2-4-Open-Source-Hardware-Maker-Seeedstudio-/302064221007?hash=item46546e3b4f:g:mB8AAOSwOdpXz475" xlink:type="simple">http://www.ebay.com/itm/XBee-Pro-PCB-Antenna-S1-DigiMesh-2-4-Open-Source-Hardware-Maker-Seeedstudio-/302064221007?hash=item46546e3b4f:g:mB8AAOSwOdpXz475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Details: 60mW Wire Radio Antenna - Series 1 (802.15.4)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covered-table-cell/>
          <table:table-cell table:style-name="ce14"/>
          <table:table-cell table:number-columns-repeated="1017"/>
        </table:table-row>
        <table:table-row table:style-name="ro1">
          <table:table-cell table:style-name="ce1" office:value-type="string" calcext:value-type="string">
            <text:p>3.</text:p>
          </table:table-cell>
          <table:table-cell table:style-name="ce2" office:value-type="string" calcext:value-type="string">
            <text:p>Xbee explorer regulated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EUR" office:value="7.79" calcext:value-type="currency">
            <text:p>7.79 €</text:p>
          </table:table-cell>
          <table:table-cell table:style-name="ce10" office:value-type="currency" office:currency="EUR" office:value="7.79" calcext:value-type="currency">
            <text:p>7.79 €</text:p>
          </table:table-cell>
          <table:table-cell table:style-name="ce2" office:value-type="string" calcext:value-type="string">
            <text:p>Ebay</text:p>
          </table:table-cell>
          <table:table-cell table:style-name="ce14" office:value-type="string" calcext:value-type="string">
            <text:p><text:a xlink:href="http://www.ebay.com/itm/XBee-Explorer-Shield-Module-Regulated-Adapter-Board-Base-Shield-for-Xbee-Zigbee-/252553320949?hash=item3acd59d9f5:g:coAAAOSwwE5WaTqH" xlink:type="simple">http://www.ebay.com/itm/XBee-Explorer-Shield-Module-Regulated-Adapter-Board-Base-Shield-for-Xbee-Zigbee-/252553320949?hash=item3acd59d9f5:g:coAAAOSwwE5WaTqH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Details: Connector shield for Xbee module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covered-table-cell/>
          <table:table-cell table:style-name="ce14"/>
          <table:table-cell table:number-columns-repeated="1017"/>
        </table:table-row>
        <table:table-row table:style-name="ro1">
          <table:table-cell table:style-name="ce1" office:value-type="string" calcext:value-type="string">
            <text:p>4.</text:p>
          </table:table-cell>
          <table:table-cell table:style-name="ce2" office:value-type="string" calcext:value-type="string">
            <text:p>Grove-Temperature&amp;humidity sensor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EUR" office:value="7.7" calcext:value-type="currency">
            <text:p>7.70 €</text:p>
          </table:table-cell>
          <table:table-cell table:style-name="ce10" office:value-type="currency" office:currency="EUR" office:value="7.7" calcext:value-type="currency">
            <text:p>7.70 €</text:p>
          </table:table-cell>
          <table:table-cell table:style-name="ce12" office:value-type="string" calcext:value-type="string">
            <text:p>Seedstudio</text:p>
          </table:table-cell>
          <table:table-cell table:style-name="ce14" office:value-type="string" calcext:value-type="string">
            <text:p><text:a xlink:href="https://www.seeedstudio.com/Grove-Temperature%26Humidity-Sensor-(High-Accuracy-%26-Mini)-p-1921.html" xlink:type="simple">https://www.seeedstudio.com/Grove-Temperature%26Humidity-Sensor-(High-Accuracy-%26-Mini)-p-1921.html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Details: THO2 digital sensor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covered-table-cell/>
          <table:table-cell table:style-name="ce14"/>
          <table:table-cell table:number-columns-repeated="1017"/>
        </table:table-row>
        <table:table-row table:style-name="ro1">
          <table:table-cell table:style-name="ce1" office:value-type="string" calcext:value-type="string">
            <text:p>5.</text:p>
          </table:table-cell>
          <table:table-cell table:style-name="ce2" office:value-type="string" calcext:value-type="string">
            <text:p>Grove-Digital Light sensor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EUR" office:value="8.97" calcext:value-type="currency">
            <text:p>8.97 €</text:p>
          </table:table-cell>
          <table:table-cell table:style-name="ce10" office:value-type="currency" office:currency="EUR" office:value="8.97" calcext:value-type="currency">
            <text:p>8.97 €</text:p>
          </table:table-cell>
          <table:table-cell table:style-name="ce12" office:value-type="string" calcext:value-type="string">
            <text:p>Seedstudio</text:p>
          </table:table-cell>
          <table:table-cell table:style-name="ce14" office:value-type="string" calcext:value-type="string">
            <text:p><text:a xlink:href="https://www.seeedstudio.com/Grove-Digital-Light-Sensor-p-1281.html" xlink:type="simple">https://www.seeedstudio.com/Grove-Digital-Light-Sensor-p-1281.html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Details: I2C light-to-digital converter TSL2561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covered-table-cell/>
          <table:table-cell table:style-name="ce14"/>
          <table:table-cell table:number-columns-repeated="1017"/>
        </table:table-row>
        <table:table-row table:style-name="ro1">
          <table:table-cell table:style-name="ce1" office:value-type="string" calcext:value-type="string">
            <text:p>6.</text:p>
          </table:table-cell>
          <table:table-cell table:style-name="ce2" office:value-type="string" calcext:value-type="string">
            <text:p>Grove-Sound Sensor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EUR" office:value="4.44" calcext:value-type="currency">
            <text:p>4.44 €</text:p>
          </table:table-cell>
          <table:table-cell table:style-name="ce10" office:value-type="currency" office:currency="EUR" office:value="4.44" calcext:value-type="currency">
            <text:p>4.44 €</text:p>
          </table:table-cell>
          <table:table-cell table:style-name="ce12" office:value-type="string" calcext:value-type="string">
            <text:p>Seedstudio</text:p>
          </table:table-cell>
          <table:table-cell table:style-name="ce14" office:value-type="string" calcext:value-type="string">
            <text:p><text:a xlink:href="https://www.seeedstudio.com/Grove-Sound-Sensor-p-752.html" xlink:type="simple">https://www.seeedstudio.com/Grove-Sound-Sensor-p-752.html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Details: electret microphone with amplifier LM386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covered-table-cell/>
          <table:table-cell table:style-name="ce14"/>
          <table:table-cell table:number-columns-repeated="1017"/>
        </table:table-row>
        <table:table-row table:style-name="ro1">
          <table:table-cell table:style-name="ce1" office:value-type="string" calcext:value-type="string">
            <text:p>7.</text:p>
          </table:table-cell>
          <table:table-cell table:style-name="ce2" office:value-type="string" calcext:value-type="string">
            <text:p>PIR-Motion Sensor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EUR" office:value="5.21" calcext:value-type="currency">
            <text:p>5.21 €</text:p>
          </table:table-cell>
          <table:table-cell table:style-name="ce10" office:value-type="currency" office:currency="EUR" office:value="5.21" calcext:value-type="currency">
            <text:p>5.21 €</text:p>
          </table:table-cell>
          <table:table-cell table:style-name="ce12" office:value-type="string" calcext:value-type="string">
            <text:p>Seedstudio</text:p>
          </table:table-cell>
          <table:table-cell table:style-name="ce14" office:value-type="string" calcext:value-type="string">
            <text:p><text:a xlink:href="https://www.seeedstudio.com/PIR-Motion-Sensor-Large-Lens-version-p-1976.html" xlink:type="simple">https://www.seeedstudio.com/PIR-Motion-Sensor-Large-Lens-version-p-1976.html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Details: Passive Infrared Detection- Large leght version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covered-table-cell/>
          <table:table-cell table:style-name="ce14"/>
          <table:table-cell table:number-columns-repeated="1017"/>
        </table:table-row>
        <table:table-row table:style-name="ro1">
          <table:table-cell table:style-name="ce1" office:value-type="string" calcext:value-type="string">
            <text:p>8.</text:p>
          </table:table-cell>
          <table:table-cell table:style-name="ce2" office:value-type="string" calcext:value-type="string">
            <text:p>Grove universal 4 pin conector (10 tems)</text:p>
          </table:table-cell>
          <table:table-cell table:style-name="ce9" office:value-type="float" office:value="0.5" calcext:value-type="float">
            <text:p>0.5</text:p>
          </table:table-cell>
          <table:table-cell table:style-name="ce10" office:value-type="currency" office:currency="EUR" office:value="1.36" calcext:value-type="currency">
            <text:p>1.36 €</text:p>
          </table:table-cell>
          <table:table-cell table:style-name="ce10" office:value-type="currency" office:currency="EUR" office:value="0.68" calcext:value-type="currency">
            <text:p>0.68 €</text:p>
          </table:table-cell>
          <table:table-cell table:style-name="ce12" office:value-type="string" calcext:value-type="string">
            <text:p>Seedstudio</text:p>
          </table:table-cell>
          <table:table-cell table:style-name="ce14" office:value-type="string" calcext:value-type="string">
            <text:p><text:a xlink:href="http://www.seeedstudio.com/depot/Grove-Universal-4-pin-connector-p-789.html" xlink:type="simple">http://www.seeedstudio.com/depot/Grove-Universal-4-pin-connector-p-789.html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Details: For eassy plug of Grove modules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covered-table-cell/>
          <table:table-cell table:style-name="ce14"/>
          <table:table-cell table:number-columns-repeated="1017"/>
        </table:table-row>
        <table:table-row table:style-name="ro1">
          <table:table-cell table:style-name="ce1" office:value-type="string" calcext:value-type="string">
            <text:p>9.</text:p>
          </table:table-cell>
          <table:table-cell table:style-name="ce5" office:value-type="string" calcext:value-type="string">
            <text:p>Pinhead male 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currency" office:currency="EUR" office:value="0.23" calcext:value-type="currency">
            <text:p>0.23 €</text:p>
          </table:table-cell>
          <table:table-cell table:style-name="ce10" office:value-type="currency" office:currency="EUR" office:value="0.23" calcext:value-type="currency">
            <text:p>0.23 €</text:p>
          </table:table-cell>
          <table:table-cell table:style-name="ce2" office:value-type="string" calcext:value-type="string">
            <text:p>DX</text:p>
          </table:table-cell>
          <table:table-cell table:style-name="ce14" office:value-type="string" calcext:value-type="string">
            <text:p><text:a xlink:href="http://www.dx.com/p/2-54mm-1x40-pin-breakaway-straight-male-header-10-piece-pack-144191#.WBxx6rW1tnK" xlink:type="simple">http://www.dx.com/p/2-54mm-1x40-pin-breakaway-straight-male-header-10-piece-pack-144191#.WBxx6rW1tnK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Details:2.54mm 1x40 Pin Breakaway Straight Male Header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covered-table-cell/>
          <table:table-cell table:style-name="ce2"/>
          <table:table-cell table:number-columns-repeated="1017"/>
        </table:table-row>
        <table:table-row table:style-name="ro1">
          <table:table-cell table:style-name="ce1" office:value-type="string" calcext:value-type="string">
            <text:p>10.</text:p>
          </table:table-cell>
          <table:table-cell table:style-name="ce5" office:value-type="string" calcext:value-type="string">
            <text:p>Pinhead female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currency" office:currency="EUR" office:value="0.21" calcext:value-type="currency">
            <text:p>0.21 €</text:p>
          </table:table-cell>
          <table:table-cell table:style-name="ce10" office:value-type="currency" office:currency="EUR" office:value="0.42" calcext:value-type="currency">
            <text:p>0.42 €</text:p>
          </table:table-cell>
          <table:table-cell table:style-name="ce2" office:value-type="string" calcext:value-type="string">
            <text:p>DX</text:p>
          </table:table-cell>
          <table:table-cell table:style-name="ce14" office:value-type="string" calcext:value-type="string">
            <text:p><text:a xlink:href="http://www.dx.com/p/jtron-2-54mm-40-pin-single-row-seat-single-row-female-header-black-10-pcs-278953#.WBxyj7W1tnK" xlink:type="simple">http://www.dx.com/p/jtron-2-54mm-40-pin-single-row-seat-single-row-female-header-black-10-pcs-278953#.WBxyj7W1tnK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Details: 2.54mm 40-Pin Single Row Seat / Single-row Female Header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covered-table-cell/>
          <table:table-cell table:style-name="ce2"/>
          <table:table-cell table:number-columns-repeated="1017"/>
        </table:table-row>
        <table:table-row table:style-name="ro1">
          <table:table-cell table:style-name="ce1" office:value-type="string" calcext:value-type="string">
            <text:p>11.</text:p>
          </table:table-cell>
          <table:table-cell table:style-name="ce5" office:value-type="string" calcext:value-type="string">
            <text:p>Terminal Block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EUR" office:value="0.14" calcext:value-type="currency">
            <text:p>0.14 €</text:p>
          </table:table-cell>
          <table:table-cell table:style-name="ce10" office:value-type="currency" office:currency="EUR" office:value="0.14" calcext:value-type="currency">
            <text:p>0.14 €</text:p>
          </table:table-cell>
          <table:table-cell table:style-name="ce2" office:value-type="string" calcext:value-type="string">
            <text:p>TME</text:p>
          </table:table-cell>
          <table:table-cell table:style-name="ce14" office:value-type="string" calcext:value-type="string">
            <text:p><text:a xlink:href="http://www.tme.eu/en/details/tb-5.0-p-2p_gy/terminal-blocks-pcb-mount/ninigi/#" xlink:type="simple">http://www.tme.eu/en/details/tb-5.0-p-2p_gy/terminal-blocks-pcb-mount/ninigi/#</text:a>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Details: 5mm; angled 90°; 1.5mm2; ways:2; tinned; 16A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covered-table-cell/>
          <table:table-cell table:style-name="ce2"/>
          <table:table-cell table:number-columns-repeated="1017"/>
        </table:table-row>
        <table:table-row table:style-name="ro1">
          <table:table-cell table:style-name="ce1" office:value-type="string" calcext:value-type="string">
            <text:p>12.</text:p>
          </table:table-cell>
          <table:table-cell table:style-name="ce5" office:value-type="string" calcext:value-type="string">
            <text:p>Switching Power Supply Board Module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EUR" office:value="4.41" calcext:value-type="currency">
            <text:p>4.41 €</text:p>
          </table:table-cell>
          <table:table-cell table:style-name="ce10" office:value-type="currency" office:currency="EUR" office:value="4.41" calcext:value-type="currency">
            <text:p>4.41 €</text:p>
          </table:table-cell>
          <table:table-cell table:style-name="ce1" office:value-type="string" calcext:value-type="string">
            <text:p>DX</text:p>
          </table:table-cell>
          <table:table-cell table:style-name="ce14" office:value-type="string" calcext:value-type="string">
            <text:p><text:a xlink:href="http://www.dx.com/p/switching-power-supply-board-module-green-5v-1a-151582#.WBxhK7W1tnJ" xlink:type="simple">http://www.dx.com/p/switching-power-supply-board-module-green-5v-1a-151582#.WBxhK7W1tnJ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Details: Power Supply 5V 1A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covered-table-cell/>
          <table:table-cell table:style-name="ce14"/>
          <table:table-cell table:number-columns-repeated="1017"/>
        </table:table-row>
        <table:table-row table:style-name="ro1">
          <table:table-cell table:style-name="ce1" office:value-type="string" calcext:value-type="string">
            <text:p>13.</text:p>
          </table:table-cell>
          <table:table-cell table:style-name="ce2" office:value-type="string" calcext:value-type="string">
            <text:p>External PCB switch (10 tem)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currency" office:currency="EUR" office:value="3.78" calcext:value-type="currency">
            <text:p>3.78 €</text:p>
          </table:table-cell>
          <table:table-cell table:style-name="ce10" office:value-type="currency" office:currency="EUR" office:value="0.378" calcext:value-type="currency">
            <text:p>0.38 €</text:p>
          </table:table-cell>
          <table:table-cell table:style-name="ce2" office:value-type="string" calcext:value-type="string">
            <text:p>DX</text:p>
          </table:table-cell>
          <table:table-cell table:style-name="ce14" office:value-type="string" calcext:value-type="string">
            <text:p><text:a xlink:href="http://www.dx.com/p/pbs-110-e-slide-switches-10-piece-pack-122503#.WACDlLW1tnI" xlink:type="simple">http://www.dx.com/p/pbs-110-e-slide-switches-10-piece-pack-122503#.WACDlLW1tnI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Details:115V~230V 4.2 cm x 1.4 cm x 1.7 cm Slide Switch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covered-table-cell/>
          <table:table-cell table:style-name="ce14"/>
          <table:table-cell table:number-columns-repeated="1017"/>
        </table:table-row>
        <table:table-row table:style-name="ro1">
          <table:table-cell table:style-name="ce1" office:value-type="string" calcext:value-type="string">
            <text:p>14.</text:p>
          </table:table-cell>
          <table:table-cell table:style-name="ce2" office:value-type="string" calcext:value-type="string">
            <text:p>Cable plug (male/female 1 tem)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EUR" office:value="0.99" calcext:value-type="currency">
            <text:p>0.99 €</text:p>
          </table:table-cell>
          <table:table-cell table:style-name="ce10" office:value-type="currency" office:currency="EUR" office:value="0.99" calcext:value-type="currency">
            <text:p>0.99 €</text:p>
          </table:table-cell>
          <table:table-cell table:style-name="ce2" office:value-type="string" calcext:value-type="string">
            <text:p>DX</text:p>
          </table:table-cell>
          <table:table-cell table:style-name="ce14" office:value-type="string" calcext:value-type="string">
            <text:p><text:a xlink:href="http://eud.dx.com/product/qook-jhrh40001-2pin-way-waterproof-electrical-wire-connector-plug-set-844428587" xlink:type="simple">http://eud.dx.com/product/qook-jhrh40001-2pin-way-waterproof-electrical-wire-connector-plug-set-844428587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Details: Cable connector for eassy installation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covered-table-cell/>
          <table:table-cell table:style-name="ce14"/>
          <table:table-cell table:number-columns-repeated="1017"/>
        </table:table-row>
        <table:table-row table:style-name="ro1">
          <table:table-cell table:style-name="ce1" office:value-type="string" calcext:value-type="string">
            <text:p>15.</text:p>
          </table:table-cell>
          <table:table-cell table:style-name="ce2" office:value-type="string" calcext:value-type="string">
            <text:p>Enclosure: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currency" office:currency="EUR" office:value="7.75" calcext:value-type="currency">
            <text:p>7.75 €</text:p>
          </table:table-cell>
          <table:table-cell table:style-name="ce10" office:value-type="currency" office:currency="EUR" office:value="7.75" calcext:value-type="currency">
            <text:p>7.75 €</text:p>
          </table:table-cell>
          <table:table-cell table:style-name="ce2" office:value-type="string" calcext:value-type="string">
            <text:p>DX</text:p>
          </table:table-cell>
          <table:table-cell table:style-name="ce14" office:value-type="string" calcext:value-type="string">
            <text:p><text:a xlink:href="http://www.dx.com/p/protective-abs-clear-enclosure-case-for-pcduino-transparent-256855#.WCHEDbW1tnI" xlink:type="simple">http://www.dx.com/p/protective-abs-clear-enclosure-case-for-pcduino-transparent-256855#.WCHEDbW1tnI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Details:ABS Clear Enclosure Case for pcDuino - Transparent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covered-table-cell/>
          <table:table-cell table:style-name="ce14"/>
          <table:table-cell table:number-columns-repeated="1017"/>
        </table:table-row>
        <table:table-row table:style-name="ro1">
          <table:table-cell table:style-name="ce1" office:value-type="string" calcext:value-type="string">
            <text:p>16.</text:p>
          </table:table-cell>
          <table:table-cell table:style-name="ce2" office:value-type="string" calcext:value-type="string">
            <text:p>PCB (3 tem)</text:p>
          </table:table-cell>
          <table:table-cell table:style-name="ce9" office:value-type="float" office:value="0.33" calcext:value-type="float">
            <text:p>0.33</text:p>
          </table:table-cell>
          <table:table-cell table:style-name="ce10" office:value-type="currency" office:currency="EUR" office:value="23.74" calcext:value-type="currency">
            <text:p>23.74 €</text:p>
          </table:table-cell>
          <table:table-cell table:style-name="ce10" office:value-type="currency" office:currency="EUR" office:value="7.8342" calcext:value-type="currency">
            <text:p>7.83 €</text:p>
          </table:table-cell>
          <table:table-cell table:style-name="ce2" office:value-type="string" calcext:value-type="string">
            <text:p>OSHPark</text:p>
          </table:table-cell>
          <table:table-cell table:style-name="ce14" office:value-type="string" calcext:value-type="string">
            <text:p><text:a xlink:href="https://oshpark.com/orders/cart" xlink:type="simple">https://oshpark.com/orders/cart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" office:value-type="string" calcext:value-type="string">
            <text:p>Details: Environmental Comfort Meter V.2 Board</text:p>
          </table:table-cell>
          <table:table-cell table:style-name="ce9"/>
          <table:table-cell table:style-name="ce10" table:number-columns-repeated="2"/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2"/>
          <table:table-cell table:style-name="ce8" office:value-type="string" calcext:value-type="string" table:number-columns-spanned="3" table:number-rows-spanned="1">
            <text:p>TOTAL COST (in TAX) per device</text:p>
          </table:table-cell>
          <table:covered-table-cell table:number-columns-repeated="2"/>
          <table:table-cell table:style-name="ce11" table:formula="of:=SUM([.E2:.E32])" office:value-type="currency" office:currency="EUR" office:value="92.2722" calcext:value-type="currency">
            <text:p>92.27 €</text:p>
          </table:table-cell>
          <table:table-cell table:style-name="ce2"/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6:05:05.563908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document-statistic meta:table-count="1" meta:cell-count="151" meta:object-count="0"/>
  </office:meta>
</office:document-meta>
</file>